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Preformatted_20_Text">
      <style:paragraph-properties fo:widows="1"/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widows="1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style:paragraph-properties fo:text-align="center" style:justify-single-word="false" fo:widows="1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style:paragraph-properties fo:widows="1"/>
      <style:text-properties fo:font-variant="normal" fo:text-transform="none" fo:color="#000000" fo:font-size="12pt" fo:letter-spacing="normal" fo:font-style="normal" fo:font-weight="normal" officeooo:rsid="000fd7b2" officeooo:paragraph-rsid="000fd7b2" style:font-size-asian="12pt" style:font-size-complex="12pt"/>
    </style:style>
    <style:style style:name="P6" style:family="paragraph" style:parent-style-name="Preformatted_20_Text">
      <style:paragraph-properties fo:widows="1"/>
      <style:text-properties fo:font-variant="normal" fo:text-transform="none" fo:color="#000000" fo:font-size="12pt" fo:letter-spacing="normal" fo:font-style="normal" fo:font-weight="normal" officeooo:rsid="000fd7b2" officeooo:paragraph-rsid="0013a328" style:font-size-asian="12pt" style:font-size-complex="12pt"/>
    </style:style>
    <style:style style:name="P7" style:family="paragraph" style:parent-style-name="Preformatted_20_Text">
      <style:paragraph-properties fo:widows="1"/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widows="1"/>
      <style:text-properties fo:font-variant="normal" fo:text-transform="none" fo:color="#000000" fo:font-size="12pt" fo:letter-spacing="normal" fo:font-style="normal" fo:font-weight="normal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widows="1"/>
      <style:text-properties fo:font-variant="normal" fo:text-transform="none" fo:color="#000000" fo:font-size="14pt" fo:letter-spacing="normal" fo:font-style="normal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widows="1"/>
      <style:text-properties fo:font-variant="normal" fo:text-transform="none" fo:color="#000000" fo:font-size="14pt" fo:letter-spacing="normal" fo:font-style="normal" fo:font-weight="bold" officeooo:paragraph-rsid="000fd7b2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text-align="center" style:justify-single-word="false" fo:widows="1"/>
      <style:text-properties fo:font-variant="normal" fo:text-transform="none" fo:color="#000000" fo:font-size="18pt" fo:letter-spacing="normal" fo:font-style="normal" fo:font-weight="bold" style:font-size-asian="18pt" style:font-weight-asian="bold" style:font-size-complex="18pt" style:font-weight-complex="bold"/>
    </style:style>
    <style:style style:name="P12" style:family="paragraph" style:parent-style-name="Preformatted_20_Text">
      <style:paragraph-properties fo:widows="1"/>
    </style:style>
    <style:style style:name="P13" style:family="paragraph" style:parent-style-name="Preformatted_20_Text">
      <style:paragraph-properties fo:widows="1"/>
      <style:text-properties fo:font-size="12pt" style:font-size-asian="12pt" style:font-size-complex="12pt"/>
    </style:style>
    <style:style style:name="P14" style:family="paragraph" style:parent-style-name="Preformatted_20_Text">
      <style:paragraph-properties fo:widows="1"/>
      <style:text-properties fo:font-size="12pt" officeooo:rsid="000fd7b2" officeooo:paragraph-rsid="000fd7b2" style:font-size-asian="12pt" style:font-size-complex="12pt"/>
    </style:style>
    <style:style style:name="P15" style:family="paragraph" style:parent-style-name="Preformatted_20_Text">
      <style:paragraph-properties fo:widows="1"/>
      <style:text-properties fo:font-size="12pt" fo:font-weight="bold" officeooo:rsid="000fd7b2" officeooo:paragraph-rsid="000fd7b2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text-align="center" style:justify-single-word="false" fo:widows="1"/>
    </style:style>
    <style:style style:name="P17" style:family="paragraph" style:parent-style-name="Preformatted_20_Text">
      <style:paragraph-properties fo:widows="1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Preformatted_20_Text">
      <style:paragraph-properties fo:widows="1"/>
      <style:text-properties fo:font-size="14pt" style:font-size-asian="14pt" style:font-size-complex="14pt"/>
    </style:style>
    <style:style style:name="P19" style:family="paragraph" style:parent-style-name="Preformatted_20_Text">
      <style:paragraph-properties fo:margin-left="0in" fo:margin-right="0in" fo:widows="1" fo:text-indent="0in" style:auto-text-indent="false"/>
      <style:text-properties fo:font-variant="normal" fo:text-transform="none" fo:color="#000000" fo:letter-spacing="normal" fo:font-style="normal" fo:font-weight="normal"/>
    </style:style>
    <style:style style:name="P20" style:family="paragraph" style:parent-style-name="Preformatted_20_Text">
      <style:paragraph-properties fo:margin-left="0in" fo:margin-right="0in" fo:text-align="center" style:justify-single-word="false" fo:widows="1" fo:text-indent="0in" style:auto-text-indent="false"/>
      <style:text-properties fo:font-variant="normal" fo:text-transform="none" fo:color="#000000" fo:font-size="24pt" fo:letter-spacing="normal" fo:font-style="normal" fo:font-weight="bold" style:font-size-asian="24pt" style:font-weight-asian="bold" style:font-size-complex="24pt" style:font-weight-complex="bold"/>
    </style:style>
    <style:style style:name="P21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0fd7b2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officeooo:rsid="0013a3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20">Kitchen Window</text:p>
      <text:p text:style-name="P16"/>
      <text:p text:style-name="P11">1. <text:span text:style-name="T7">General</text:span></text:p>
      <text:p text:style-name="P9"/>
      <text:p text:style-name="P9">A) Documentation</text:p>
      <text:p text:style-name="P8"/>
      <text:p text:style-name="P18"><text:span text:style-name="T3"><text:s text:c="2"/>I.</text:span><text:span text:style-name="T2"> </text:span><text:span text:style-name="T3">Project Information</text:span></text:p>
      <text:p text:style-name="P9"/>
      <text:p text:style-name="P12"/>
      <text:p text:style-name="P2">What is Kitchen Window?</text:p>
      <text:p text:style-name="P13"/>
      <text:p text:style-name="P3">Kitchen window is a project to establish audiovisual communication in real time between three Nearsoft offices located on different cities, using a screen embedded in a <text:s/>window frame to simulate that you are looking the other office through a regular home-like window.</text:p>
      <text:p text:style-name="P3"/>
      <text:p text:style-name="P12"/>
      <text:p text:style-name="P2">Why Kitchen Window?</text:p>
      <text:p text:style-name="P7"/>
      <text:p text:style-name="P7">In Nearsoft the culture it's very important, it is consider as one of their main <text:span text:style-name="T6">pillars</text:span>, and by having offices in different cities is difficult to maintain the same culture over all of them, so Kitchen Window is a way for having a direct connection in real time with the three offices so people of Nearsoft can share its culture more naturally. </text:p>
      <text:p text:style-name="P13"/>
      <text:p text:style-name="P13"/>
      <text:p text:style-name="P2">Who are involved in Kitchen Window?</text:p>
      <text:p text:style-name="P13"/>
      <text:p text:style-name="P3">It is a project developed by the interns of the Nearsoft Academy (2016-I), to be used by all the Nersoftians in the three Nearsoft offices (Hermosillo, Chihuahua &amp; Mexico City).</text:p>
      <text:p text:style-name="P3"/>
      <text:p text:style-name="P13"/>
      <text:p text:style-name="P2">How Kitchen Window works?</text:p>
      <text:p text:style-name="P13"/>
      <text:p text:style-name="P3">..not yet defined..</text:p>
      <text:p text:style-name="P13"/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 text:c="2"/>II. <text:span text:style-name="T6">Getting</text:span> Started Guide - User &amp; Developer</text:p>
      <text:p text:style-name="P9"/>
      <text:p text:style-name="P14"/>
      <text:p text:style-name="P15">Developer Guide</text:p>
      <text:p text:style-name="P15"/>
      <text:p text:style-name="P13"/>
      <text:p text:style-name="P5">A) Window Frame Installation</text:p>
      <text:p text:style-name="P5"/>
      <text:p text:style-name="P6">B) Hardware Set-up <text:span text:style-name="T9"><text:s text:c="4"/>2 - lista de features ( <text:s/>menos de 5 o 7 )</text:span></text:p>
      <text:p text:style-name="P5"/>
      <text:p text:style-name="P5">C) </text:p>
      <text:p text:style-name="P5"/>
      <text:p text:style-name="P13"/>
      <text:p text:style-name="P9"><text:s text:c="2"/>III. How to Deploy</text:p>
      <text:p text:style-name="P13"/>
      <text:p text:style-name="P3">..not yet defined..</text:p>
      <text:p text:style-name="P3"/>
      <text:p text:style-name="P17"><text:span text:style-name="T1"><text:s/></text:span><text:span text:style-name="T4">B) Healthy Test Suite ( Unit &amp; Integration Test )</text:span></text:p>
      <text:p text:style-name="P13"/>
      <text:p text:style-name="P3">..not yet defined..</text:p>
      <text:p text:style-name="P18"/>
      <text:p text:style-name="P10"><text:s/>C) Authentication &amp; Encryption <text:s/>(state of </text:p>
      <text:p text:style-name="P10"><text:s text:c="4"/>the art )</text:p>
      <text:p text:style-name="P13"/>
      <text:p text:style-name="P3">..not yet defined..</text:p>
      <text:p text:style-name="P3"/>
      <text:p text:style-name="P13"/>
      <text:p text:style-name="P4"><text:s/><text:span text:style-name="T8">2. Tech Requirements</text:span></text:p>
      <text:p text:style-name="P11"/>
      <text:p text:style-name="P13"/>
      <text:p text:style-name="P3">..not yet defined..</text:p>
      <text:p text:style-name="P13"/>
      <text:p text:style-name="P3"><text:s/><text:span text:style-name="T5">A) Live Streaming Video</text:span></text:p>
      <text:p text:style-name="P13"/>
      <text:p text:style-name="P3">..not yet defined..</text:p>
      <text:p text:style-name="P13"/>
      <text:p text:style-name="P3"><text:s/><text:span text:style-name="T5">B) Automation</text:span></text:p>
      <text:p text:style-name="P13"/>
      <text:p text:style-name="P21">..not yet defined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garcia </meta:initial-creator>
    <meta:creation-date>2016-04-07T12:19:28.006486701</meta:creation-date>
    <dc:date>2016-04-08T00:46:30.536675167</dc:date>
    <dc:creator>cgarcia </dc:creator>
    <meta:editing-duration>PT7H32M27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2" meta:paragraph-count="30" meta:word-count="243" meta:character-count="1431" meta:non-whitespace-character-count="1193"/>
  </office:meta>
</office:document-meta>
</file>